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/>
    <style:style style:name="P5" style:parent-style-name="Lijstalinea" style:family="paragraph"/>
    <style:style style:name="P6" style:parent-style-name="Standaard" style:family="paragraph">
      <style:text-properties fo:font-weight="bold" style:font-weight-asian="bold" style:font-weight-complex="bold"/>
    </style:style>
    <style:style style:name="P7" style:parent-style-name="Lijstalinea" style:family="paragraph"/>
    <style:style style:name="P8" style:parent-style-name="Lijstalinea" style:family="paragraph"/>
    <style:style style:name="P9" style:parent-style-name="Lijstalinea" style:family="paragraph"/>
    <style:style style:name="P10" style:parent-style-name="Lijstalinea" style:family="paragraph"/>
    <style:style style:name="P11" style:parent-style-name="Lijstalinea" style:family="paragraph"/>
    <style:style style:name="P12" style:parent-style-name="Standaard" style:family="paragraph">
      <style:text-properties fo:font-weight="bold" style:font-weight-asian="bold" style:font-weight-complex="bold"/>
    </style:style>
    <style:style style:name="P13" style:parent-style-name="Standaard" style:family="paragraph">
      <style:text-properties fo:font-weight="bold" style:font-weight-asian="bold"/>
    </style:style>
    <style:style style:name="P14" style:parent-style-name="Lijstalinea" style:family="paragraph"/>
    <style:style style:name="P15" style:parent-style-name="Lijstalinea" style:family="paragraph"/>
    <style:style style:name="P16" style:parent-style-name="Lijstalinea" style:family="paragraph"/>
    <style:style style:name="P17" style:parent-style-name="Lijstalinea" style:family="paragraph"/>
    <style:style style:name="P18" style:parent-style-name="Lijstalinea" style:family="paragraph"/>
  </office:automatic-styles>
  <office:body>
    <office:text text:use-soft-page-breaks="true">
      <text:h text:style-name="P1" text:outline-level="1">Notities bij Ontwerp</text:h>
      <text:p text:style-name="Standaard"/>
      <text:p text:style-name="Standaard">Het probleem<text:s/>uit de assesment<text:s/>bestaat uit een aantal eenheden die los van elkaar gedefinieerd worden en die aan elkaar gekoppeld zijn.<text:s/>Voor het oplossen van de vragen ben ik begonnen met het maken van definities voor deze<text:s/>eenheden. Ik onderscheid de volgende eenheden:</text:p>
      <text:list text:style-name="LFO1" text:continue-numbering="true">
        <text:list-item>
          <text:p text:style-name="P2">node = plaats die geidentificeerd wordt met een letter van het alfabet</text:p>
        </text:list-item>
        <text:list-item>
          <text:p text:style-name="P3">edge = verbinding tussen twee nodes<text:s/></text:p>
        </text:list-item>
        <text:list-item>
          <text:p text:style-name="P4">weight = afstand van de verbinding tussen twee nodes<text:s/></text:p>
        </text:list-item>
        <text:list-item>
          <text:p text:style-name="P5">route = georderde lijst van afwisselend nodes en edges, die de verbinding tussen een start node en een eind node vormen.<text:s/></text:p>
        </text:list-item>
      </text:list>
      <text:p text:style-name="Standaard"/>
      <text:p text:style-name="P6">Programma opzet</text:p>
      <text:p text:style-name="Standaard">De progamma code heb ik opgesteld in Python, omdat ik veel ervaring heb met deze taal.<text:s/>De code is in hoofdlijnen opgesteld om de 10 vragen te kunnen beantwoorden.</text:p>
      <text:p text:style-name="Standaard">Er zijn 3 bestanden:</text:p>
      <text:list text:style-name="LFO1" text:continue-numbering="true">
        <text:list-item>
          <text:p text:style-name="P7">railroads.py: classes voor programma</text:p>
        </text:list-item>
        <text:list-item>
          <text:p text:style-name="P8">main3.py: rechtstreeks aanroepbare functies</text:p>
        </text:list-item>
        <text:list-item>
          <text:p text:style-name="P9">unittest_gsa.py: (unit)test. <text:s/>Die<text:s/></text:p>
        </text:list-item>
      </text:list>
      <text:p text:style-name="Standaard">In principe worden functies aangeroepen uit het main3.py bestand.<text:s/>Er staan 2 functies die bedoeld zijn om rechtstreeks aan te roepen.<text:s/></text:p>
      <text:list text:style-name="LFO1" text:continue-numbering="true">
        <text:list-item>
          <text:p text:style-name="P10">findroute: <text:s/>kunnen vragen beantwoord worden voor rechtstreekse routes <text:s/>tussen een begin- en een eindpunt.</text:p>
        </text:list-item>
        <text:list-item>
          <text:p text:style-name="P11">findroutes: kunnen vragen beantwoord worden voor routes, waarbij de route doorloopt . <text:s/></text:p>
        </text:list-item>
      </text:list>
      <text:p text:style-name="Standaard">Voor de<text:s/>twee<text:s/>functies bestaat de input uit beginpunt en een eindpunt opgegeven, door middel van een letter, en graph informatie, opgegeven als een list.<text:s/>De output uit de functies bestaat uit een waarde.<text:s/></text:p>
      <text:p text:style-name="Standaard">Door middel van *args en **kwargs kun je een specifieke vraag beantwoorden.</text:p>
      <text:p text:style-name="Standaard">De belangrijkste hulpfunctie is routing. Deze<text:s/>functie bepaalt<text:s/>de<text:s/>rechtstreekse<text:s/>routes die mogelijk zijn op basis van<text:s/>een beginpunt, eindpunt en<text:s/>de graph informatie. Een route wordt opgesteld als een list met een afwisseling van nodes en edges. De route is afgerond als de eind node wordt bereikt.</text:p>
      <text:p text:style-name="Standaard"/>
      <text:p text:style-name="P12">Classes</text:p>
      <text:p text:style-name="Standaard">Classes die aangeroepen worden in main3.py staan in het bestand railroads.py</text:p>
      <text:p text:style-name="Standaard">Ik<text:s/>ben begonnen met classes<text:s/>voor een node-<text:s/>en een edge-objecten te maken, “Node” en “Edge” class object. De edges en nodes worden samengesteld uit de graph.<text:s/>informatie, graph informatie wordt omgezet naar node en edge-objecten via een aparte functie.</text:p>
      <text:p text:style-name="Standaard">Later is<text:s/>een aparte klasse<text:s/>voor een route gemaakt,<text:s/>“Route”. Een route die de eind node bereikt had krijgt een True-waarde mee, routes die het eindpunt niet bereiken krijgen een waarde False mee.</text:p>
      <text:p text:style-name="Standaard"/>
      <text:p text:style-name="Standaard"/>
      <text:p text:style-name="Standaard"/>
      <text:p text:style-name="P13">(Unit)test</text:p>
      <text:p text:style-name="Standaard">De unittest wordt gestart door het aanroepen van het bestand unittest_gsa.py</text:p>
      <text:p text:style-name="Standaard">Met de test worden de uitkomsten van de 10 vragen van de assesment getest.</text:p>
      <text:p text:style-name="Standaard"/>
      <text:p text:style-name="Standaard"/>
      <text:p text:style-name="Standaard"/>
      <text:p text:style-name="Standaard"/>
      <text:p text:style-name="Standaard"/>
      <text:p text:style-name="Standaard">Assesment Globescope.</text:p>
      <text:list text:style-name="LFO1" text:continue-numbering="true">
        <text:list-item>
          <text:p text:style-name="P14">Git repository aanmaken en openstellen voor Erik</text:p>
        </text:list-item>
        <text:list-item>
          <text:p text:style-name="P15">Variabelen uit omschrijving halen op een rlijst zetten.</text:p>
        </text:list-item>
        <text:list-item>
          <text:p text:style-name="P16">Uitteken routes.</text:p>
        </text:list-item>
        <text:list-item>
          <text:p text:style-name="P17">Functies maken op basis van vragen.</text:p>
        </text:list-item>
        <text:list-item>
          <text:p text:style-name="P18">Class definitie(s) maken.</text:p>
        </text:list-item>
      </text:list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 Rotsaert</meta:initial-creator>
    <dc:creator>Marc Rotsaert</dc:creator>
    <meta:creation-date>2022-12-18T08:06:00Z</meta:creation-date>
    <dc:date>2023-01-08T08:50:00Z</dc:date>
    <meta:template xlink:href="Normal.dotm" xlink:type="simple"/>
    <meta:editing-cycles>9</meta:editing-cycles>
    <meta:editing-duration>PT18840S</meta:editing-duration>
    <meta:document-statistic meta:page-count="2" meta:paragraph-count="5" meta:word-count="416" meta:character-count="2705" meta:row-count="19" meta:non-whitespace-character-count="2294"/>
  </office:meta>
</office:document-meta>
</file>